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" fo:font-size="10pt" fo:font-style="normal" officeooo:rsid="000a416a" officeooo:paragraph-rsid="000a416a" style:font-name-asian="NSimSun" style:font-size-asian="10pt" style:font-style-asian="normal" style:font-name-complex="Liberation Mono" style:font-size-complex="10pt" style:font-style-complex="normal"/>
    </style:style>
    <style:style style:name="P2" style:family="paragraph" style:parent-style-name="Preformatted_20_Text">
      <style:text-properties officeooo:rsid="000c1ee9" officeooo:paragraph-rsid="000c1ee9"/>
    </style:style>
    <style:style style:name="P3" style:family="paragraph" style:parent-style-name="Text_20_body" style:list-style-name="L2">
      <style:text-properties style:font-name="Arial" fo:font-size="12pt" officeooo:rsid="0008f985" officeooo:paragraph-rsid="0008f985" style:font-name-asian="NSimSun" style:font-size-asian="12pt" style:font-name-complex="Liberation Mono" style:font-size-complex="12pt"/>
    </style:style>
    <style:style style:name="P4" style:family="paragraph" style:parent-style-name="Text_20_body">
      <style:text-properties style:font-name="Arial" fo:font-size="12pt" fo:font-style="italic" officeooo:rsid="0008f985" officeooo:paragraph-rsid="0008f985" style:font-name-asian="NSimSun" style:font-size-asian="12pt" style:font-style-asian="italic" style:font-name-complex="Liberation Mono" style:font-size-complex="12pt" style:font-style-complex="italic"/>
    </style:style>
    <style:style style:name="P5" style:family="paragraph" style:parent-style-name="Text_20_body" style:list-style-name="L3">
      <style:text-properties style:font-name="Arial" fo:font-size="12pt" fo:font-style="normal" officeooo:rsid="0008f985" officeooo:paragraph-rsid="0008f985" style:font-name-asian="NSimSun" style:font-size-asian="12pt" style:font-style-asian="normal" style:font-name-complex="Liberation Mono" style:font-size-complex="12pt" style:font-style-complex="normal"/>
    </style:style>
    <style:style style:name="P6" style:family="paragraph" style:parent-style-name="Text_20_body" style:list-style-name="L4">
      <style:text-properties style:font-name="Arial" fo:font-size="12pt" fo:font-style="normal" officeooo:rsid="0008f985" officeooo:paragraph-rsid="000989a1" style:font-name-asian="NSimSun" style:font-size-asian="12pt" style:font-style-asian="normal" style:font-name-complex="Liberation Mono" style:font-size-complex="12pt" style:font-style-complex="normal"/>
    </style:style>
    <style:style style:name="P7" style:family="paragraph" style:parent-style-name="Text_20_body">
      <style:text-properties style:font-name="Arial" fo:font-size="12pt" fo:font-style="normal" style:text-underline-style="solid" style:text-underline-width="auto" style:text-underline-color="font-color" officeooo:rsid="0008f985" officeooo:paragraph-rsid="000a416a" style:font-name-asian="NSimSun" style:font-size-asian="12pt" style:font-style-asian="normal" style:font-name-complex="Liberation Mono" style:font-size-complex="12pt" style:font-style-complex="normal"/>
    </style:style>
    <style:style style:name="P8" style:family="paragraph" style:parent-style-name="Text_20_body">
      <style:text-properties officeooo:rsid="000fe4e4" officeooo:paragraph-rsid="000fe4e4"/>
    </style:style>
    <style:style style:name="P9" style:family="paragraph" style:parent-style-name="Text_20_body" style:list-style-name="L5">
      <style:text-properties officeooo:rsid="00124a18" officeooo:paragraph-rsid="00124a18"/>
    </style:style>
    <style:style style:name="P10" style:family="paragraph" style:parent-style-name="Text_20_body">
      <style:text-properties officeooo:rsid="001271f4" officeooo:paragraph-rsid="001271f4"/>
    </style:style>
    <style:style style:name="P11" style:family="paragraph" style:parent-style-name="Preformatted_20_Text">
      <style:paragraph-properties fo:text-align="start" style:justify-single-word="false"/>
      <style:text-properties style:font-name="Arial" fo:font-size="12pt" officeooo:rsid="00082fa6" officeooo:paragraph-rsid="00082fa6" style:font-size-asian="12pt" style:font-size-complex="12pt"/>
    </style:style>
    <style:style style:name="P12" style:family="paragraph" style:parent-style-name="Preformatted_20_Text" style:list-style-name="L1">
      <style:text-properties style:font-name="Arial" fo:font-size="12pt" officeooo:rsid="0008f985" officeooo:paragraph-rsid="00082fa6" style:font-name-asian="NSimSun" style:font-size-asian="12pt" style:font-name-complex="Liberation Mono" style:font-size-complex="12pt"/>
    </style:style>
    <style:style style:name="P13" style:family="paragraph" style:parent-style-name="Preformatted_20_Text" style:list-style-name="L1">
      <style:text-properties style:font-name="Arial" fo:font-size="12pt" officeooo:rsid="0008f985" officeooo:paragraph-rsid="0008f985" style:font-name-asian="NSimSun" style:font-size-asian="12pt" style:font-name-complex="Liberation Mono" style:font-size-complex="12pt"/>
    </style:style>
    <style:style style:name="P14" style:family="paragraph" style:parent-style-name="Preformatted_20_Text">
      <style:text-properties style:font-name="Arial" fo:font-size="12pt" style:text-underline-style="solid" style:text-underline-width="auto" style:text-underline-color="font-color" officeooo:rsid="0008f985" officeooo:paragraph-rsid="000a416a" style:font-name-asian="NSimSun" style:font-size-asian="12pt" style:font-name-complex="Liberation Mono" style:font-size-complex="12pt"/>
    </style:style>
    <style:style style:name="P15" style:family="paragraph" style:parent-style-name="Heading_20_1">
      <style:paragraph-properties fo:text-align="center" style:justify-single-word="false"/>
      <style:text-properties officeooo:rsid="00082fa6" officeooo:paragraph-rsid="00082fa6"/>
    </style:style>
    <style:style style:name="P16" style:family="paragraph" style:parent-style-name="Header">
      <style:text-properties officeooo:rsid="00082fa6" officeooo:paragraph-rsid="00082fa6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2" style:list-style-name="">
      <style:text-properties officeooo:rsid="000c1ee9" officeooo:paragraph-rsid="000c1ee9"/>
    </style:style>
    <style:style style:name="P19" style:family="paragraph" style:parent-style-name="Heading_20_2">
      <style:text-properties officeooo:rsid="000df77b" officeooo:paragraph-rsid="000df77b"/>
    </style:style>
    <style:style style:name="P20" style:family="paragraph" style:parent-style-name="Heading_20_2">
      <style:paragraph-properties fo:break-before="page"/>
      <style:text-properties officeooo:rsid="000c1ee9" officeooo:paragraph-rsid="000c1ee9"/>
    </style:style>
    <style:style style:name="P21" style:family="paragraph" style:parent-style-name="Heading_20_3">
      <style:text-properties style:text-underline-style="solid" style:text-underline-width="auto" style:text-underline-color="font-color" officeooo:rsid="0008f985" officeooo:paragraph-rsid="0008f985"/>
    </style:style>
    <style:style style:name="P22" style:family="paragraph" style:parent-style-name="Footer">
      <style:text-properties officeooo:rsid="000df77b" officeooo:paragraph-rsid="000df77b"/>
    </style:style>
    <style:style style:name="T1" style:family="text">
      <style:text-properties officeooo:rsid="0008f985"/>
    </style:style>
    <style:style style:name="T2" style:family="text">
      <style:text-properties style:font-name="Arial" fo:font-size="12pt" officeooo:rsid="0008f985" style:font-name-asian="NSimSun" style:font-size-asian="12pt" style:font-name-complex="Liberation Mono" style:font-size-complex="12pt"/>
    </style:style>
    <style:style style:name="T3" style:family="text">
      <style:text-properties style:font-name="Arial" fo:font-size="12pt" officeooo:rsid="0008f985" style:font-size-asian="12pt" style:font-size-complex="12pt"/>
    </style:style>
    <style:style style:name="T4" style:family="text">
      <style:text-properties officeooo:rsid="000df77b"/>
    </style:style>
    <style:style style:name="T5" style:family="text">
      <style:text-properties officeooo:rsid="0011854b"/>
    </style:style>
    <style:style style:name="T6" style:family="text">
      <style:text-properties officeooo:rsid="001271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Compte rendu Web-Sémantique</text:h>
      <text:p text:style-name="P11"><text:span text:style-name="T1">N</text:span>otre projet porte sur les 12 travaux d’Hercule, <text:span text:style-name="T1">et la mythologie qui les entoures</text:span></text:p>
      <text:p text:style-name="P11">Pour ne pas perdre trop de temps sur cette <text:span text:style-name="T1">étape nous n’avons fait que les tâches N*1,2,6,9 et 12.<text:line-break/>La tâche est la ressource central à laquelle peut se greffer des informations telles que</text:span> l<text:span text:style-name="T1">es raisons de la tâches,</text:span> le demandeur, les objectifs, <text:span text:style-name="T1">les étapes ...</text:span></text:p>
      <text:h text:style-name="P17" text:outline-level="2">Manipulation base de connaissance </text:h>
      <text:h text:style-name="P21" text:outline-level="3">Requête SPARQL</text:h>
      <text:list xml:id="list185151636377947144" text:style-name="L1">
        <text:list-item>
          <text:p text:style-name="P12">Aller dans le menu pour charger un fichier</text:p>
        </text:list-item>
        <text:list-item>
          <text:p text:style-name="P13">Choisir de charger les fichiers de base</text:p>
        </text:list-item>
        <text:list-item>
          <text:p text:style-name="P13">Retour au menu principal</text:p>
        </text:list-item>
        <text:list-item>
          <text:p text:style-name="P13">Choisir le menu pour faire une requête dans le model</text:p>
        </text:list-item>
        <text:list-item>
          <text:p text:style-name="P13">Écrire votre requête</text:p>
        </text:list-item>
      </text:list>
      <text:p text:style-name="P14">Exemple :</text:p>
      <text:p text:style-name="P2"><text:span text:style-name="T2">SELECT distinct * WHERE {&lt;</text:span><text:a xlink:type="simple" xlink:href="http://www.example.com/base#Hercule" text:style-name="Internet_20_link" text:visited-style-name="Visited_20_Internet_20_Link"><text:span text:style-name="T2">http://www.example.com/base#Hercule</text:span></text:a><text:span text:style-name="T2">&gt; ?predicate ?objet}</text:span></text:p>
      <text:h text:style-name="P21" text:outline-level="3">Ajouter une ressource</text:h>
      <text:list xml:id="list6690275507811325784" text:style-name="L2">
        <text:list-item>
          <text:p text:style-name="P3">Une fois la base chargée</text:p>
        </text:list-item>
        <text:list-item>
          <text:p text:style-name="P3">Aller dans le menu « Ajouter triple »</text:p>
        </text:list-item>
        <text:list-item>
          <text:p text:style-name="P3">Indiquez l’URI de la ressource à ajouter</text:p>
        </text:list-item>
      </text:list>
      <text:p text:style-name="P4">(Si elle existe déjà elle sera détecter, sinon le programme ajoutera une nouvelle ressource)</text:p>
      <text:list xml:id="list3976756031017131056" text:style-name="L3">
        <text:list-item>
          <text:p text:style-name="P5">Une fois la ressource donnée entrez « 1 » pour indiquez que vous souhaitez ajouter une propriété</text:p>
        </text:list-item>
        <text:list-item>
          <text:p text:style-name="P5">Entrez l’URI de la propriété</text:p>
        </text:list-item>
      </text:list>
      <text:p text:style-name="P4">(Si elle existe déjà elle sera détecter, sinon le programme ajoutera une nouvelle propriété)</text:p>
      <text:list xml:id="list7961704927962493071" text:style-name="L4">
        <text:list-item>
          <text:p text:style-name="P6">Entre l’URI du sujet</text:p>
        </text:list-item>
        <text:list-item>
          <text:p text:style-name="P6">Si vous souhaitez ajouter une autre propriété entrez « 1 » sinon autrez autre chose et La ressource sera ajoutée avec une seule propriété.</text:p>
        </text:list-item>
      </text:list>
      <text:p text:style-name="P7">Exemple :</text:p>
      <text:p text:style-name="P1"><text:a xlink:type="simple" xlink:href="http://www.example.com/base#Zeus" text:style-name="Internet_20_link" text:visited-style-name="Visited_20_Internet_20_Link"><text:span text:style-name="T3">http://www.example.com/base#Zeus</text:span></text:a><text:span text:style-name="T3"><text:line-break/></text:span><text:a xlink:type="simple" xlink:href="http://www.example.com/properties#son_of" text:style-name="Internet_20_link" text:visited-style-name="Visited_20_Internet_20_Link"><text:span text:style-name="T3">http://www.example.com/properties#son_of</text:span></text:a><text:span text:style-name="T3"><text:line-break/></text:span><text:a xlink:type="simple" xlink:href="http://www.example.com/base#Chronos" text:style-name="Internet_20_link" text:visited-style-name="Visited_20_Internet_20_Link"><text:span text:style-name="T3">http://www.example.com/base#Chronos</text:span></text:a></text:p>
      <text:h text:style-name="P18" text:outline-level="2"/>
      <text:h text:style-name="P20" text:outline-level="2"><text:span text:style-name="T4">Inférence</text:span> :</text:h>
      <text:list xml:id="list4658373689183837409" text:style-name="L5">
        <text:list-item>
          <text:p text:style-name="P9">Une fois les fichiers chargés</text:p>
        </text:list-item>
        <text:list-item>
          <text:p text:style-name="P9">Aller au menu pour faire une recherche de classe et sous classes (entrez « 6 »)</text:p>
        </text:list-item>
        <text:list-item>
          <text:p text:style-name="P9">Donnez la classe <text:span text:style-name="T6">dont vous souhaitez chercher les entités ou les entités des sous classes.</text:span></text:p>
        </text:list-item>
      </text:list>
      <text:p text:style-name="P10">Exemple : </text:p>
      <text:p text:style-name="P10">Donnez « Beeing » lorsque l’on vous demande le nom de la classe dans le menu adéquat.</text:p>
      <text:h text:style-name="P19" text:outline-level="2">Lien Dbpedia :</text:h>
      <text:p text:style-name="P8">Nous avons ajouter des propriétés sur <text:span text:style-name="T5">la base de connaissance directement.<text:line-break/>La propriété « seeAlso » à été ajouté pour la ressource Hercule, les classes Beeing, God, Demigod et les propriétés « son_of ».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2fa6" officeooo:paragraph-rsid="00082fa6"/>
    </style:style>
    <style:style style:name="MP2" style:family="paragraph" style:parent-style-name="Footer">
      <style:text-properties officeooo:rsid="000df77b" officeooo:paragraph-rsid="000df7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Parcours SA<text:tab/><text:tab/>Gaspard Desmoulins / Coruble Clovis</text:p>
      </style:header>
      <style:footer>
        <text:p text:style-name="MP2"><text:date style:data-style-name="N37" text:date-value="2018-05-25T14:57:31.762000238" text:fixed="true">25/05/18</text: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5T16:41:17.786000000</dc:date>
    <meta:editing-duration>PT41M21S</meta:editing-duration>
    <meta:editing-cycles>4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34" meta:word-count="334" meta:character-count="1984" meta:non-whitespace-character-count="1694"/>
  </office:meta>
</office:document-meta>
</file>